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3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Eb/N0 [dB]</text:p>
          </table:table-cell>
          <table:table-cell office:value-type="string">
            <text:p>Bit Errors</text:p>
          </table:table-cell>
          <table:table-cell office:value-type="string">
            <text:p>BER</text:p>
          </table:table-cell>
          <table:table-cell office:value-type="string">
            <text:p>Sync Errors</text:p>
          </table:table-cell>
          <table:table-cell office:value-type="string">
            <text:p>SER</text:p>
          </table:table-cell>
          <table:table-cell office:value-type="string">
            <text:p>Iterations</text:p>
          </table:table-cell>
          <table:table-cell office:value-type="string">
            <text:p>Bits Transfered</text:p>
          </table:table-cell>
          <table:table-cell office:value-type="string">
            <text:p>Delay (samples)</text:p>
          </table:table-cell>
          <table:table-cell office:value-type="string">
            <text:p>Samples/Symbol</text:p>
          </table:table-cell>
          <table:table-cell office:value-type="string">
            <text:p>Sync Bits</text:p>
          </table:table-cell>
          <table:table-cell office:value-type="string">
            <text:p>Message Bits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B2]/[.G2]" office:value-type="float" office:value="0.00000114942528735632">
            <text:p>1,14942528735632E-006</text:p>
          </table:table-cell>
          <table:table-cell office:value-type="float" office:value="0">
            <text:p>0</text:p>
          </table:table-cell>
          <table:table-cell table:formula="of:=[.D2]/[.F2]"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[.B3]/[.G3]" office:value-type="float" office:value="0.00000689655172413793">
            <text:p>6,89655172413793E-006</text:p>
          </table:table-cell>
          <table:table-cell office:value-type="float" office:value="1">
            <text:p>1</text:p>
          </table:table-cell>
          <table:table-cell table:formula="of:=[.D3]/[.F3]" office:value-type="float" office:value="0.0001">
            <text:p>0,0001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[.B4]/[.G4]" office:value-type="float" office:value="0.0000339080459770115">
            <text:p>0,000033908</text:p>
          </table:table-cell>
          <table:table-cell office:value-type="float" office:value="4">
            <text:p>4</text:p>
          </table:table-cell>
          <table:table-cell table:formula="of:=[.D4]/[.F4]" office:value-type="float" office:value="0.0004">
            <text:p>0,0004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5">
            <text:p>295</text:p>
          </table:table-cell>
          <table:table-cell table:formula="of:=[.B5]/[.G5]" office:value-type="float" office:value="0.000169540229885057">
            <text:p>0,0001695402</text:p>
          </table:table-cell>
          <table:table-cell office:value-type="float" office:value="17">
            <text:p>17</text:p>
          </table:table-cell>
          <table:table-cell table:formula="of:=[.D5]/[.F5]" office:value-type="float" office:value="0.0017">
            <text:p>0,0017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93">
            <text:p>1393</text:p>
          </table:table-cell>
          <table:table-cell table:formula="of:=[.B6]/[.G6]" office:value-type="float" office:value="0.000800574712643678">
            <text:p>0,0008005747</text:p>
          </table:table-cell>
          <table:table-cell office:value-type="float" office:value="52">
            <text:p>52</text:p>
          </table:table-cell>
          <table:table-cell table:formula="of:=[.D6]/[.F6]" office:value-type="float" office:value="0.0052">
            <text:p>0,0052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38">
            <text:p>4138</text:p>
          </table:table-cell>
          <table:table-cell table:formula="of:=[.B7]/[.G7]" office:value-type="float" office:value="0.00237816091954023">
            <text:p>0,0023781609</text:p>
          </table:table-cell>
          <table:table-cell office:value-type="float" office:value="116">
            <text:p>116</text:p>
          </table:table-cell>
          <table:table-cell table:formula="of:=[.D7]/[.F7]" office:value-type="float" office:value="0.0116">
            <text:p>0,0116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898">
            <text:p>9898</text:p>
          </table:table-cell>
          <table:table-cell table:formula="of:=[.B8]/[.G8]" office:value-type="float" office:value="0.00568850574712644">
            <text:p>0,0056885057</text:p>
          </table:table-cell>
          <table:table-cell office:value-type="float" office:value="274">
            <text:p>274</text:p>
          </table:table-cell>
          <table:table-cell table:formula="of:=[.D8]/[.F8]" office:value-type="float" office:value="0.0274">
            <text:p>0,0274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489">
            <text:p>23489</text:p>
          </table:table-cell>
          <table:table-cell table:formula="of:=[.B9]/[.G9]" office:value-type="float" office:value="0.0134994252873563">
            <text:p>0,0134994253</text:p>
          </table:table-cell>
          <table:table-cell office:value-type="float" office:value="495">
            <text:p>495</text:p>
          </table:table-cell>
          <table:table-cell table:formula="of:=[.D9]/[.F9]" office:value-type="float" office:value="0.0495">
            <text:p>0,0495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886">
            <text:p>45886</text:p>
          </table:table-cell>
          <table:table-cell table:formula="of:=[.B10]/[.G10]" office:value-type="float" office:value="0.0263712643678161">
            <text:p>0,0263712644</text:p>
          </table:table-cell>
          <table:table-cell office:value-type="float" office:value="821">
            <text:p>821</text:p>
          </table:table-cell>
          <table:table-cell table:formula="of:=[.D10]/[.F10]" office:value-type="float" office:value="0.0821">
            <text:p>0,0821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121">
            <text:p>77121</text:p>
          </table:table-cell>
          <table:table-cell table:formula="of:=[.B11]/[.G11]" office:value-type="float" office:value="0.0443224137931035">
            <text:p>0,0443224138</text:p>
          </table:table-cell>
          <table:table-cell office:value-type="float" office:value="1272">
            <text:p>1272</text:p>
          </table:table-cell>
          <table:table-cell table:formula="of:=[.D11]/[.F11]" office:value-type="float" office:value="0.1272">
            <text:p>0,1272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8469">
            <text:p>128469</text:p>
          </table:table-cell>
          <table:table-cell table:formula="of:=[.B12]/[.G12]" office:value-type="float" office:value="0.0738327586206897">
            <text:p>0,0738327586</text:p>
          </table:table-cell>
          <table:table-cell office:value-type="float" office:value="1962">
            <text:p>1962</text:p>
          </table:table-cell>
          <table:table-cell table:formula="of:=[.D12]/[.F12]" office:value-type="float" office:value="0.1962">
            <text:p>0,1962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659">
            <text:p>179659</text:p>
          </table:table-cell>
          <table:table-cell table:formula="of:=[.B13]/[.G13]" office:value-type="float" office:value="0.103252298850575">
            <text:p>0,1032522989</text:p>
          </table:table-cell>
          <table:table-cell office:value-type="float" office:value="2468">
            <text:p>2468</text:p>
          </table:table-cell>
          <table:table-cell table:formula="of:=[.D13]/[.F13]" office:value-type="float" office:value="0.2468">
            <text:p>0,2468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825">
            <text:p>247825</text:p>
          </table:table-cell>
          <table:table-cell table:formula="of:=[.B14]/[.G14]" office:value-type="float" office:value="0.14242816091954">
            <text:p>0,1424281609</text:p>
          </table:table-cell>
          <table:table-cell office:value-type="float" office:value="3291">
            <text:p>3291</text:p>
          </table:table-cell>
          <table:table-cell table:formula="of:=[.D14]/[.F14]" office:value-type="float" office:value="0.3291">
            <text:p>0,3291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4763">
            <text:p>314763</text:p>
          </table:table-cell>
          <table:table-cell table:formula="of:=[.B15]/[.G15]" office:value-type="float" office:value="0.180898275862069">
            <text:p>0,1808982759</text:p>
          </table:table-cell>
          <table:table-cell office:value-type="float" office:value="4045">
            <text:p>4045</text:p>
          </table:table-cell>
          <table:table-cell table:formula="of:=[.D15]/[.F15]" office:value-type="float" office:value="0.4045">
            <text:p>0,4045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9118">
            <text:p>389118</text:p>
          </table:table-cell>
          <table:table-cell table:formula="of:=[.B16]/[.G16]" office:value-type="float" office:value="0.223631034482759">
            <text:p>0,2236310345</text:p>
          </table:table-cell>
          <table:table-cell office:value-type="float" office:value="4750">
            <text:p>4750</text:p>
          </table:table-cell>
          <table:table-cell table:formula="of:=[.D16]/[.F16]" office:value-type="float" office:value="0.475">
            <text:p>0,475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8949">
            <text:p>458949</text:p>
          </table:table-cell>
          <table:table-cell table:formula="of:=[.B17]/[.G17]" office:value-type="float" office:value="0.263763793103448">
            <text:p>0,2637637931</text:p>
          </table:table-cell>
          <table:table-cell office:value-type="float" office:value="5416">
            <text:p>5416</text:p>
          </table:table-cell>
          <table:table-cell table:formula="of:=[.D17]/[.F17]" office:value-type="float" office:value="0.5416">
            <text:p>0,5416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5238">
            <text:p>525238</text:p>
          </table:table-cell>
          <table:table-cell table:formula="of:=[.B18]/[.G18]" office:value-type="float" office:value="0.30186091954023">
            <text:p>0,3018609195</text:p>
          </table:table-cell>
          <table:table-cell office:value-type="float" office:value="6162">
            <text:p>6162</text:p>
          </table:table-cell>
          <table:table-cell table:formula="of:=[.D18]/[.F18]" office:value-type="float" office:value="0.6162">
            <text:p>0,6162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7357">
            <text:p>587357</text:p>
          </table:table-cell>
          <table:table-cell table:formula="of:=[.B19]/[.G19]" office:value-type="float" office:value="0.337561494252874">
            <text:p>0,3375614943</text:p>
          </table:table-cell>
          <table:table-cell office:value-type="float" office:value="6790">
            <text:p>6790</text:p>
          </table:table-cell>
          <table:table-cell table:formula="of:=[.D19]/[.F19]" office:value-type="float" office:value="0.679">
            <text:p>0,679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8423">
            <text:p>638423</text:p>
          </table:table-cell>
          <table:table-cell table:formula="of:=[.B20]/[.G20]" office:value-type="float" office:value="0.366909770114942">
            <text:p>0,3669097701</text:p>
          </table:table-cell>
          <table:table-cell office:value-type="float" office:value="7301">
            <text:p>7301</text:p>
          </table:table-cell>
          <table:table-cell table:formula="of:=[.D20]/[.F20]" office:value-type="float" office:value="0.7301">
            <text:p>0,7301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6072">
            <text:p>686072</text:p>
          </table:table-cell>
          <table:table-cell table:formula="of:=[.B21]/[.G21]" office:value-type="float" office:value="0.394294252873563">
            <text:p>0,3942942529</text:p>
          </table:table-cell>
          <table:table-cell office:value-type="float" office:value="7850">
            <text:p>7850</text:p>
          </table:table-cell>
          <table:table-cell table:formula="of:=[.D21]/[.F21]" office:value-type="float" office:value="0.785">
            <text:p>0,785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9320">
            <text:p>739320</text:p>
          </table:table-cell>
          <table:table-cell table:formula="of:=[.B22]/[.G22]" office:value-type="float" office:value="0.424896551724138">
            <text:p>0,4248965517</text:p>
          </table:table-cell>
          <table:table-cell office:value-type="float" office:value="8420">
            <text:p>8420</text:p>
          </table:table-cell>
          <table:table-cell table:formula="of:=[.D22]/[.F22]" office:value-type="float" office:value="0.842">
            <text:p>0,842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489">
            <text:p>23489</text:p>
          </table:table-cell>
          <table:table-cell table:formula="of:=[.B23]/[.G23]" office:value-type="float" office:value="0.0134994252873563">
            <text:p>0,0134994253</text:p>
          </table:table-cell>
          <table:table-cell office:value-type="float" office:value="495">
            <text:p>495</text:p>
          </table:table-cell>
          <table:table-cell table:formula="of:=[.D23]/[.F23]" office:value-type="float" office:value="0.0495">
            <text:p>0,0495</text:p>
          </table:table-cell>
          <table:table-cell office:value-type="float" office:value="10000">
            <text:p>10000</text:p>
          </table:table-cell>
          <table:table-cell office:value-type="float" office:value="1740000">
            <text:p>17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628">
            <text:p>27628</text:p>
          </table:table-cell>
          <table:table-cell table:formula="of:=[.B24]/[.G24]" office:value-type="float" office:value="0.0156977272727273">
            <text:p>0,0156977273</text:p>
          </table:table-cell>
          <table:table-cell office:value-type="float" office:value="392">
            <text:p>392</text:p>
          </table:table-cell>
          <table:table-cell table:formula="of:=[.D24]/[.F24]" office:value-type="float" office:value="0.0392">
            <text:p>0,0392</text:p>
          </table:table-cell>
          <table:table-cell office:value-type="float" office:value="10000">
            <text:p>10000</text:p>
          </table:table-cell>
          <table:table-cell office:value-type="float" office:value="1760000">
            <text:p>176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201">
            <text:p>28201</text:p>
          </table:table-cell>
          <table:table-cell table:formula="of:=[.B25]/[.G25]" office:value-type="float" office:value="0.0158432584269663">
            <text:p>0,0158432584</text:p>
          </table:table-cell>
          <table:table-cell office:value-type="float" office:value="271">
            <text:p>271</text:p>
          </table:table-cell>
          <table:table-cell table:formula="of:=[.D25]/[.F25]" office:value-type="float" office:value="0.0271">
            <text:p>0,0271</text:p>
          </table:table-cell>
          <table:table-cell office:value-type="float" office:value="10000">
            <text:p>10000</text:p>
          </table:table-cell>
          <table:table-cell office:value-type="float" office:value="1780000">
            <text:p>178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777">
            <text:p>36777</text:p>
          </table:table-cell>
          <table:table-cell table:formula="of:=[.B26]/[.G26]" office:value-type="float" office:value="0.0204316666666667">
            <text:p>0,0204316667</text:p>
          </table:table-cell>
          <table:table-cell office:value-type="float" office:value="319">
            <text:p>319</text:p>
          </table:table-cell>
          <table:table-cell table:formula="of:=[.D26]/[.F26]" office:value-type="float" office:value="0.0319">
            <text:p>0,0319</text:p>
          </table:table-cell>
          <table:table-cell office:value-type="float" office:value="10000">
            <text:p>10000</text:p>
          </table:table-cell>
          <table:table-cell office:value-type="float" office:value="1800000">
            <text:p>180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631">
            <text:p>44631</text:p>
          </table:table-cell>
          <table:table-cell table:formula="of:=[.B27]/[.G27]" office:value-type="float" office:value="0.0245225274725275">
            <text:p>0,0245225275</text:p>
          </table:table-cell>
          <table:table-cell office:value-type="float" office:value="378">
            <text:p>378</text:p>
          </table:table-cell>
          <table:table-cell table:formula="of:=[.D27]/[.F27]" office:value-type="float" office:value="0.0378">
            <text:p>0,0378</text:p>
          </table:table-cell>
          <table:table-cell office:value-type="float" office:value="10000">
            <text:p>10000</text:p>
          </table:table-cell>
          <table:table-cell office:value-type="float" office:value="1820000">
            <text:p>182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548">
            <text:p>26548</text:p>
          </table:table-cell>
          <table:table-cell table:formula="of:=[.B28]/[.G28]" office:value-type="float" office:value="0.0144282608695652">
            <text:p>0,0144282609</text:p>
          </table:table-cell>
          <table:table-cell office:value-type="float" office:value="188">
            <text:p>188</text:p>
          </table:table-cell>
          <table:table-cell table:formula="of:=[.D28]/[.F28]" office:value-type="float" office:value="0.0188">
            <text:p>0,0188</text:p>
          </table:table-cell>
          <table:table-cell office:value-type="float" office:value="10000">
            <text:p>10000</text:p>
          </table:table-cell>
          <table:table-cell office:value-type="float" office:value="1840000">
            <text:p>18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474">
            <text:p>21474</text:p>
          </table:table-cell>
          <table:table-cell table:formula="of:=[.B29]/[.G29]" office:value-type="float" office:value="0.0115451612903226">
            <text:p>0,0115451613</text:p>
          </table:table-cell>
          <table:table-cell office:value-type="float" office:value="65">
            <text:p>65</text:p>
          </table:table-cell>
          <table:table-cell table:formula="of:=[.D29]/[.F29]" office:value-type="float" office:value="0.0065">
            <text:p>0,0065</text:p>
          </table:table-cell>
          <table:table-cell office:value-type="float" office:value="10000">
            <text:p>10000</text:p>
          </table:table-cell>
          <table:table-cell office:value-type="float" office:value="1860000">
            <text:p>186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447">
            <text:p>19447</text:p>
          </table:table-cell>
          <table:table-cell table:formula="of:=[.B30]/[.G30]" office:value-type="float" office:value="0.0103441489361702">
            <text:p>0,0103441489</text:p>
          </table:table-cell>
          <table:table-cell office:value-type="float" office:value="31">
            <text:p>31</text:p>
          </table:table-cell>
          <table:table-cell table:formula="of:=[.D30]/[.F30]" office:value-type="float" office:value="0.0031">
            <text:p>0,0031</text:p>
          </table:table-cell>
          <table:table-cell office:value-type="float" office:value="10000">
            <text:p>10000</text:p>
          </table:table-cell>
          <table:table-cell office:value-type="float" office:value="1880000">
            <text:p>188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632">
            <text:p>17632</text:p>
          </table:table-cell>
          <table:table-cell table:formula="of:=[.B31]/[.G31]" office:value-type="float" office:value="0.00928">
            <text:p>0,00928</text:p>
          </table:table-cell>
          <table:table-cell office:value-type="float" office:value="13">
            <text:p>13</text:p>
          </table:table-cell>
          <table:table-cell table:formula="of:=[.D31]/[.F31]" office:value-type="float" office:value="0.0013">
            <text:p>0,0013</text:p>
          </table:table-cell>
          <table:table-cell office:value-type="float" office:value="10000">
            <text:p>10000</text:p>
          </table:table-cell>
          <table:table-cell office:value-type="float" office:value="1900000">
            <text:p>190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759">
            <text:p>17759</text:p>
          </table:table-cell>
          <table:table-cell table:formula="of:=[.B32]/[.G32]" office:value-type="float" office:value="0.00924947916666667">
            <text:p>0,0092494792</text:p>
          </table:table-cell>
          <table:table-cell office:value-type="float" office:value="5">
            <text:p>5</text:p>
          </table:table-cell>
          <table:table-cell table:formula="of:=[.D32]/[.F32]" office:value-type="float" office:value="0.0005">
            <text:p>0,0005</text:p>
          </table:table-cell>
          <table:table-cell office:value-type="float" office:value="10000">
            <text:p>10000</text:p>
          </table:table-cell>
          <table:table-cell office:value-type="float" office:value="1920000">
            <text:p>192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531">
            <text:p>17531</text:p>
          </table:table-cell>
          <table:table-cell table:formula="of:=[.B33]/[.G33]" office:value-type="float" office:value="0.00903659793814433">
            <text:p>0,0090365979</text:p>
          </table:table-cell>
          <table:table-cell office:value-type="float" office:value="3">
            <text:p>3</text:p>
          </table:table-cell>
          <table:table-cell table:formula="of:=[.D33]/[.F33]" office:value-type="float" office:value="0.0003">
            <text:p>0,0003</text:p>
          </table:table-cell>
          <table:table-cell office:value-type="float" office:value="10000">
            <text:p>10000</text:p>
          </table:table-cell>
          <table:table-cell office:value-type="float" office:value="1940000">
            <text:p>194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237">
            <text:p>14237</text:p>
          </table:table-cell>
          <table:table-cell table:formula="of:=[.B34]/[.G34]" office:value-type="float" office:value="0.00884285714285714">
            <text:p>0,0088428571</text:p>
          </table:table-cell>
          <table:table-cell office:value-type="float" office:value="2">
            <text:p>2</text:p>
          </table:table-cell>
          <table:table-cell table:formula="of:=[.D34]/[.F34]" office:value-type="float" office:value="0.0004">
            <text:p>0,0004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485">
            <text:p>73485</text:p>
          </table:table-cell>
          <table:table-cell table:formula="of:=[.B35]/[.G35]" office:value-type="float" office:value="0.0456428571428571">
            <text:p>0,0456428571</text:p>
          </table:table-cell>
          <table:table-cell office:value-type="float" office:value="72">
            <text:p>72</text:p>
          </table:table-cell>
          <table:table-cell table:formula="of:=[.D35]/[.F35]" office:value-type="float" office:value="0.0144">
            <text:p>0,0144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3525">
            <text:p>153525</text:p>
          </table:table-cell>
          <table:table-cell table:formula="of:=[.B36]/[.G36]" office:value-type="float" office:value="0.0953571428571429">
            <text:p>0,0953571429</text:p>
          </table:table-cell>
          <table:table-cell office:value-type="float" office:value="305">
            <text:p>305</text:p>
          </table:table-cell>
          <table:table-cell table:formula="of:=[.D36]/[.F36]" office:value-type="float" office:value="0.061">
            <text:p>0,061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37]/[.G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37]/[.F37]"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38]/[.G38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D38]/[.F38]" office:value-type="float" office:value="0.0004">
            <text:p>0,0004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table:formula="of:=[.B39]/[.G39]" office:value-type="float" office:value="0.000101242236024845">
            <text:p>0,0001012422</text:p>
          </table:table-cell>
          <table:table-cell office:value-type="float" office:value="9">
            <text:p>9</text:p>
          </table:table-cell>
          <table:table-cell table:formula="of:=[.D39]/[.F39]" office:value-type="float" office:value="0.0018">
            <text:p>0,0018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32">
            <text:p>2932</text:p>
          </table:table-cell>
          <table:table-cell table:formula="of:=[.B40]/[.G40]" office:value-type="float" office:value="0.00182111801242236">
            <text:p>0,001821118</text:p>
          </table:table-cell>
          <table:table-cell office:value-type="float" office:value="36">
            <text:p>36</text:p>
          </table:table-cell>
          <table:table-cell table:formula="of:=[.D40]/[.F40]" office:value-type="float" office:value="0.0072">
            <text:p>0,0072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61">
            <text:p>4461</text:p>
          </table:table-cell>
          <table:table-cell table:formula="of:=[.B41]/[.G41]" office:value-type="float" office:value="0.00277080745341615">
            <text:p>0,0027708075</text:p>
          </table:table-cell>
          <table:table-cell office:value-type="float" office:value="64">
            <text:p>64</text:p>
          </table:table-cell>
          <table:table-cell table:formula="of:=[.D41]/[.F41]" office:value-type="float" office:value="0.0128">
            <text:p>0,0128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78">
            <text:p>13878</text:p>
          </table:table-cell>
          <table:table-cell table:formula="of:=[.B42]/[.G42]" office:value-type="float" office:value="0.00861987577639751">
            <text:p>0,0086198758</text:p>
          </table:table-cell>
          <table:table-cell office:value-type="float" office:value="196">
            <text:p>196</text:p>
          </table:table-cell>
          <table:table-cell table:formula="of:=[.D42]/[.F42]" office:value-type="float" office:value="0.0392">
            <text:p>0,0392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132">
            <text:p>30132</text:p>
          </table:table-cell>
          <table:table-cell table:formula="of:=[.B43]/[.G43]" office:value-type="float" office:value="0.0187155279503106">
            <text:p>0,018715528</text:p>
          </table:table-cell>
          <table:table-cell office:value-type="float" office:value="158">
            <text:p>158</text:p>
          </table:table-cell>
          <table:table-cell table:formula="of:=[.D43]/[.F43]" office:value-type="float" office:value="0.0316">
            <text:p>0,0316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137">
            <text:p>50137</text:p>
          </table:table-cell>
          <table:table-cell table:formula="of:=[.B44]/[.G44]" office:value-type="float" office:value="0.0311409937888199">
            <text:p>0,0311409938</text:p>
          </table:table-cell>
          <table:table-cell office:value-type="float" office:value="628">
            <text:p>628</text:p>
          </table:table-cell>
          <table:table-cell table:formula="of:=[.D44]/[.F44]" office:value-type="float" office:value="0.1256">
            <text:p>0,1256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3982">
            <text:p>83982</text:p>
          </table:table-cell>
          <table:table-cell table:formula="of:=[.B45]/[.G45]" office:value-type="float" office:value="0.0521627329192547">
            <text:p>0,0521627329</text:p>
          </table:table-cell>
          <table:table-cell office:value-type="float" office:value="936">
            <text:p>936</text:p>
          </table:table-cell>
          <table:table-cell table:formula="of:=[.D45]/[.F45]" office:value-type="float" office:value="0.1872">
            <text:p>0,1872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737">
            <text:p>128737</text:p>
          </table:table-cell>
          <table:table-cell table:formula="of:=[.B46]/[.G46]" office:value-type="float" office:value="0.0799608695652174">
            <text:p>0,0799608696</text:p>
          </table:table-cell>
          <table:table-cell office:value-type="float" office:value="1306">
            <text:p>1306</text:p>
          </table:table-cell>
          <table:table-cell table:formula="of:=[.D46]/[.F46]" office:value-type="float" office:value="0.2612">
            <text:p>0,2612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1000">
            <text:p>181000</text:p>
          </table:table-cell>
          <table:table-cell table:formula="of:=[.B47]/[.G47]" office:value-type="float" office:value="0.112422360248447">
            <text:p>0,1124223602</text:p>
          </table:table-cell>
          <table:table-cell office:value-type="float" office:value="1764">
            <text:p>1764</text:p>
          </table:table-cell>
          <table:table-cell table:formula="of:=[.D47]/[.F47]" office:value-type="float" office:value="0.3528">
            <text:p>0,3528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498">
            <text:p>250498</text:p>
          </table:table-cell>
          <table:table-cell table:formula="of:=[.B48]/[.G48]" office:value-type="float" office:value="0.155588819875776">
            <text:p>0,1555888199</text:p>
          </table:table-cell>
          <table:table-cell office:value-type="float" office:value="2136">
            <text:p>2136</text:p>
          </table:table-cell>
          <table:table-cell table:formula="of:=[.D48]/[.F48]" office:value-type="float" office:value="0.4272">
            <text:p>0,4272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8711">
            <text:p>318711</text:p>
          </table:table-cell>
          <table:table-cell table:formula="of:=[.B49]/[.G49]" office:value-type="float" office:value="0.197957142857143">
            <text:p>0,1979571429</text:p>
          </table:table-cell>
          <table:table-cell office:value-type="float" office:value="2607">
            <text:p>2607</text:p>
          </table:table-cell>
          <table:table-cell table:formula="of:=[.D49]/[.F49]" office:value-type="float" office:value="0.5214">
            <text:p>0,5214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8953">
            <text:p>398953</text:p>
          </table:table-cell>
          <table:table-cell table:formula="of:=[.B50]/[.G50]" office:value-type="float" office:value="0.247796894409938">
            <text:p>0,2477968944</text:p>
          </table:table-cell>
          <table:table-cell office:value-type="float" office:value="3058">
            <text:p>3058</text:p>
          </table:table-cell>
          <table:table-cell table:formula="of:=[.D50]/[.F50]" office:value-type="float" office:value="0.6116">
            <text:p>0,6116</text:p>
          </table:table-cell>
          <table:table-cell office:value-type="float" office:value="5000">
            <text:p>5000</text:p>
          </table:table-cell>
          <table:table-cell office:value-type="float" office:value="1610000">
            <text:p>16100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string">
            <text:p>Added matched filter and cyclic padding bit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.03.2015</text:date>, <text:time>21:2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4:44:35.94</meta:creation-date>
    <dc:date>2015-03-13T21:24:42.88</dc:date>
    <meta:editing-duration>PT1H26M12S</meta:editing-duration>
    <meta:editing-cycles>2</meta:editing-cycles>
    <meta:generator>OpenOffice/4.1.1$Win32 OpenOffice.org_project/411m6$Build-9775</meta:generator>
    <meta:document-statistic meta:table-count="3" meta:cell-count="565" meta:object-count="0"/>
  </office:meta>
</office:document-meta>
</file>